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965in"/>
    </style:style>
    <style:style style:name="co2" style:family="table-column">
      <style:table-column-properties fo:break-before="auto" style:column-width="6.2689in"/>
    </style:style>
    <style:style style:name="co3" style:family="table-column">
      <style:table-column-properties fo:break-before="auto" style:column-width="6.35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escriptionLine1</text:p>
          </table:table-cell>
          <table:table-cell table:style-name="ce1" office:value-type="string" calcext:value-type="string">
            <text:p>DescriptionLine2</text:p>
          </table:table-cell>
          <table:table-cell table:style-name="ce1" office:value-type="string" calcext:value-type="string">
            <text:p>CitedBy</text:p>
          </table:table-cell>
        </table:table-row>
        <table:table-row table:style-name="ro1">
          <table:table-cell office:value-type="string" calcext:value-type="string">
            <text:p>Z Lu, G Qu, Z Liu - IEEE Transactions on Intelligent …, 2018 - ieeexplore.ieee.org</text:p>
          </table:table-cell>
          <table:table-cell office:value-type="string" calcext:value-type="string">
            <text:p>… security, privacy, and trust management challenging issues in VANETs’ design. This survey</text:p>
          </table:table-cell>
          <table:table-cell office:value-type="string" calcext:value-type="string">
            <text:p>… , followed by a brief treatment of main security services, which have been well studied in …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I Tomić, JA McCann - IEEE Internet of Things Journal, 2017 - ieeexplore.ieee.org</text:p>
          </table:table-cell>
          <table:table-cell office:value-type="string" calcext:value-type="string">
            <text:p>… This work culminates in a deeper analysis of network layer attacks … a network using the</text:p>
          </table:table-cell>
          <table:table-cell office:value-type="string" calcext:value-type="string">
            <text:p>Cooja network simulator. Finally, we discuss new research opportunities in network layer security …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S Sengupta, A Chowdhary, A Sabur… - … Surveys &amp; Tutorials, 2020 - ieeexplore.ieee.org</text:p>
          </table:table-cell>
          <table:table-cell office:value-type="string" calcext:value-type="string">
            <text:p>… to the static nature of network services and configurations. To … In this survey, we analyze the</text:p>
          </table:table-cell>
          <table:table-cell office:value-type="string" calcext:value-type="string">
            <text:p>recent advancements made in … Defined Networking and Network Function Virtualization act …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H Guo, J Li, J Liu, N Tian, N Kato - … Communications Surveys &amp; …, 2021 - ieeexplore.ieee.org</text:p>
          </table:table-cell>
          <table:table-cell office:value-type="string" calcext:value-type="string">
            <text:p>… , little survey can be found on SAGSIN security. … survey of SAGSIN security, and as far</text:p>
          </table:table-cell>
          <table:table-cell office:value-type="string" calcext:value-type="string">
            <text:p>as we know, this is the first detailed survey of existing researches related to SAGSIN security. …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R Ferdiana - … 4th International Conference on Informatics and …, 2020 - ieeexplore.ieee.org</text:p>
          </table:table-cell>
          <table:table-cell office:value-type="string" calcext:value-type="string">
            <text:p>… activities in terms of network security and making better use of resource… This literature review</text:p>
          </table:table-cell>
          <table:table-cell office:value-type="string" calcext:value-type="string">
            <text:p>aims to analyze and identify the … the literature review that will be answered in this review are …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W Yang, C Fung - 2016 IEEE NetSoft Conference and …, 2016 - ieeexplore.ieee.org</text:p>
          </table:table-cell>
          <table:table-cell office:value-type="string" calcext:value-type="string">
            <text:p>… We also present existing NFV security solutions and products. We also survey NFV security</text:p>
          </table:table-cell>
          <table:table-cell office:value-type="string" calcext:value-type="string">
            <text:p>… The predefined virtualized network security functions can be used in access networks [36], …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I Ghafir, V Prenosil, J Svoboda… - 2016 IEEE 4th …, 2016 - ieeexplore.ieee.org</text:p>
          </table:table-cell>
          <table:table-cell office:value-type="string" calcext:value-type="string">
            <text:p>… This paper provides the readers with a critical review of the … many network monitoring</text:p>
          </table:table-cell>
          <table:table-cell office:value-type="string" calcext:value-type="string">
            <text:p>approaches to ensure network security [2]. This paper provides the readers with a critical review of …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A Ramos, M Lazar, R Holanda Filho… - … Surveys &amp; Tutorials, 2017 - ieeexplore.ieee.org</text:p>
          </table:table-cell>
          <table:table-cell office:value-type="string" calcext:value-type="string">
            <text:p>… paper presents a deep survey of the state-of-the-art of these proposals. First, to distinguish</text:p>
          </table:table-cell>
          <table:table-cell office:value-type="string" calcext:value-type="string">
            <text:p>the security metrics described in this survey from other types of security metrics, an overview …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 Tanwar, J Vora, S Tyagi, N Kumar… - Security and …, 2018 - Wiley Online Library</text:p>
          </table:table-cell>
          <table:table-cell office:value-type="string" calcext:value-type="string">
            <text:p>… paper, a detailed survey of all existing proposals about types of attacks and possible security</text:p>
          </table:table-cell>
          <table:table-cell office:value-type="string" calcext:value-type="string">
            <text:p>… Although there exist many reviews for security in VANET, but our review in this paper differs …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H Lin, Z Yan, Y Chen, L Zhang - IEEE Access, 2018 - ieeexplore.ieee.org</text:p>
          </table:table-cell>
          <table:table-cell office:value-type="string" calcext:value-type="string">
            <text:p>… of network security-related data collection. In Section 4, we thoroughly review existing</text:p>
          </table:table-cell>
          <table:table-cell office:value-type="string" calcext:value-type="string">
            <text:p>network data collection technologies and discuss if they are qualified for collecting the security-…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VB Savant, RD Kasar - Research Journal of Engineering and …, 2021 - indianjournals.com</text:p>
          </table:table-cell>
          <table:table-cell office:value-type="string" calcext:value-type="string">
            <text:p>… Also network security issues are now becoming important as society is moving towards digital</text:p>
          </table:table-cell>
          <table:table-cell office:value-type="string" calcext:value-type="string">
            <text:p>… overview on Network Security and various techniques through which Network Security can …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 Volkova, M Niedermeier… - … Surveys &amp; Tutorials, 2018 - ieeexplore.ieee.org</text:p>
          </table:table-cell>
          <table:table-cell office:value-type="string" calcext:value-type="string">
            <text:p>… In this paper, a comprehensive survey on the security of the most important control … network</text:p>
          </table:table-cell>
          <table:table-cell office:value-type="string" calcext:value-type="string">
            <text:p>security means to mitigate the impact from malicious activities. Reliable network security …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L He, Z Yan, M Atiquzzaman - IEEE Access, 2018 - ieeexplore.ieee.org</text:p>
          </table:table-cell>
          <table:table-cell office:value-type="string" calcext:value-type="string">
            <text:p>… -A network. Different from previous work, in this paper, we review the security data collection</text:p>
          </table:table-cell>
          <table:table-cell office:value-type="string" calcext:value-type="string">
            <text:p>… order to provide the basis of security measurement in LTE/LTE-A network. We first present a …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 Kompara, M Hölbl - Ad Hoc Networks, 2018 - Elsevier</text:p>
          </table:table-cell>
          <table:table-cell office:value-type="string" calcext:value-type="string">
            <text:p>… In this Chapter, we will review the security of proposed schemes for securing BSN</text:p>
          </table:table-cell>
          <table:table-cell office:value-type="string" calcext:value-type="string">
            <text:p>communications and the different ways in which authors choose to show their schemes’ security …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K Neupane, R Haddad, L Chen - SoutheastCon 2018, 2018 - ieeexplore.ieee.org</text:p>
          </table:table-cell>
          <table:table-cell office:value-type="string" calcext:value-type="string">
            <text:p>… network security goals, their recent emerging security threats, and their potential solutions to</text:p>
          </table:table-cell>
          <table:table-cell office:value-type="string" calcext:value-type="string">
            <text:p>protect the network … In this paper, the network security goals and emerging network threats …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J Grover, S Sharma - 2016 5th International Conference on …, 2016 - ieeexplore.ieee.org</text:p>
          </table:table-cell>
          <table:table-cell office:value-type="string" calcext:value-type="string">
            <text:p>… security issues and security threats in WSNs. Also, gives brief description of some of the</text:p>
          </table:table-cell>
          <table:table-cell office:value-type="string" calcext:value-type="string">
            <text:p>protocols used to achieve security in the network. … the network security. LEAP is satisfies several …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 Chockalingam, W Pieters, A Teixeira… - Secure IT Systems: 22nd …, 2017 - Springer</text:p>
          </table:table-cell>
          <table:table-cell office:value-type="string" calcext:value-type="string">
            <text:p>… This is also exemplified by the growth of BN models development in cyber security. However…</text:p>
          </table:table-cell>
          <table:table-cell office:value-type="string" calcext:value-type="string">
            <text:p>review of the scientific literature and identify 17 standard BN models in cyber security. We …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G Chopra, RK Jha, S Jain - Journal of Network and Computer Applications, 2017 - Elsevier</text:p>
          </table:table-cell>
          <table:table-cell office:value-type="string" calcext:value-type="string">
            <text:p>… the network from the eye of the potential attackers. In this paper, a detailed survey has been</text:p>
          </table:table-cell>
          <table:table-cell office:value-type="string" calcext:value-type="string">
            <text:p>done on security … for 5G wireless network architecture. With this, a detailed explanation about …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M Alwakeel, AK Alnaim, EB Fernandez - SoutheastCon 2018, 2018 - ieeexplore.ieee.org</text:p>
          </table:table-cell>
          <table:table-cell office:value-type="string" calcext:value-type="string">
            <text:p>… may affect the system that werent possible in the legacy network systems. This section</text:p>
          </table:table-cell>
          <table:table-cell office:value-type="string" calcext:value-type="string">
            <text:p>covers some of the main threats that affect the security of NFV. We list them according to their …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L Alouache, N Nguyen, M Aliouat… - International Journal of …, 2019 - Wiley Online Library</text:p>
          </table:table-cell>
          <table:table-cell office:value-type="string" calcext:value-type="string">
            <text:p>… The authors believe that their review should … this survey paper some recent IoV challenges</text:p>
          </table:table-cell>
          <table:table-cell office:value-type="string" calcext:value-type="string">
            <text:p>that new routing protocols should take into account. The first challenge concerns the security …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X Liang, Y Kim - 2021 IEEE 11th annual computing and …, 2021 - ieeexplore.ieee.org</text:p>
          </table:table-cell>
          <table:table-cell office:value-type="string" calcext:value-type="string">
            <text:p>… this survey, different attacks on different layers of IoT devices were discussed and covered.</text:p>
          </table:table-cell>
          <table:table-cell office:value-type="string" calcext:value-type="string">
            <text:p>We covered security attacks on the physical layer, the network … This survey aims to provide a …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C Luong, DT Hoang, P Wang… - … Surveys &amp; Tutorials, 2017 - ieeexplore.ieee.org</text:p>
          </table:table-cell>
          <table:table-cell office:value-type="string" calcext:value-type="string">
            <text:p>… While the security issues have not been completely solved by traditional or system-based …</text:p>
          </table:table-cell>
          <table:table-cell office:value-type="string" calcext:value-type="string">
            <text:p>In this paper, we review economic and pricing approaches proposed to address major security …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 Nazir, AA Laghari, K Kumar, S David… - Archives of Computational …, 2021 - Springer</text:p>
          </table:table-cell>
          <table:table-cell office:value-type="string" calcext:value-type="string">
            <text:p>… We review different protocols, security issues, and their solutions, proposed through research</text:p>
          </table:table-cell>
          <table:table-cell office:value-type="string" calcext:value-type="string">
            <text:p>to overcome the security … we have raised different wireless network security issues. These …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 Jangjou, MK Sohrabi - Archives of Computational Methods in …, 2022 - Springer</text:p>
          </table:table-cell>
          <table:table-cell office:value-type="string" calcext:value-type="string">
            <text:p>… security challenges in cloud computing from the network layers’ … security risks. Emerging</text:p>
          </table:table-cell>
          <table:table-cell office:value-type="string" calcext:value-type="string">
            <text:p>solutions and preventive methods that may potentially reduce vulnerabilities in various network …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A Al-Shareeda, M Anbar, S Manickam, A Khalil… - IEEE …, 2021 - ieeexplore.ieee.org</text:p>
          </table:table-cell>
          <table:table-cell office:value-type="string" calcext:value-type="string">
            <text:p>… is to critically review identity-based security and privacy … of VANET and the security and</text:p>
          </table:table-cell>
          <table:table-cell office:value-type="string" calcext:value-type="string">
            <text:p>privacy requirements. Section … , “A survey on recent advances in vehicular network security, …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RK Naik, P Samundiswary - 2016 International Conference …, 2016 - ieeexplore.ieee.org</text:p>
          </table:table-cell>
          <table:table-cell office:value-type="string" calcext:value-type="string">
            <text:p>… Network security is an area that involves many technical issues for research. Network security</text:p>
          </table:table-cell>
          <table:table-cell office:value-type="string" calcext:value-type="string">
            <text:p>… which an unauthorized person access data and the data security [5] of sending data to the …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 Ly, YD Yao - IEEE Open Journal of the Communications …, 2021 - ieeexplore.ieee.org</text:p>
          </table:table-cell>
          <table:table-cell office:value-type="string" calcext:value-type="string">
            <text:p>… This article provides a comprehensive review of 5G communications research using deep</text:p>
          </table:table-cell>
          <table:table-cell office:value-type="string" calcext:value-type="string">
            <text:p>learning. Specifically, we address the issues of low-density parity-check (LDPC) coding, …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J Zhao, R Masood, S Seneviratne - … Communications Surveys &amp; …, 2021 - ieeexplore.ieee.org</text:p>
          </table:table-cell>
          <table:table-cell office:value-type="string" calcext:value-type="string">
            <text:p>… Our survey is structured as follows. In Section II, we explain the broader network security …</text:p>
          </table:table-cell>
          <table:table-cell office:value-type="string" calcext:value-type="string">
            <text:p>In Section III, we survey the research carried out in the domain of phishing detection using …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 Charles, P Mishra - ACM Computing Surveys (CSUR), 2021 - dl.acm.org</text:p>
          </table:table-cell>
          <table:table-cell office:value-type="string" calcext:value-type="string">
            <text:p>… can be effectively utilized to implement security countermeasures to protect the SoC … security</text:p>
          </table:table-cell>
          <table:table-cell office:value-type="string" calcext:value-type="string">
            <text:p>attacks and countermeasures. In this article, we provide a comprehensive survey of security …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A Sawaneh, I Sankoh… - 2017 14th international …, 2017 - ieeexplore.ieee.org</text:p>
          </table:table-cell>
          <table:table-cell office:value-type="string" calcext:value-type="string">
            <text:p>… The survey concludes with the challenges and future directions towards WBANs … security</text:p>
          </table:table-cell>
          <table:table-cell office:value-type="string" calcext:value-type="string">
            <text:p>maintainability in medical applications. The survey evaluate possible clarifications for security …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J Arevalo Herrera, JE Camargo - … Cryptography and Network Security …, 2019 - Springer</text:p>
          </table:table-cell>
          <table:table-cell office:value-type="string" calcext:value-type="string">
            <text:p>… Combined with new technologies such as Software Defined Networking (SDN) and Network</text:p>
          </table:table-cell>
          <table:table-cell office:value-type="string" calcext:value-type="string">
            <text:p>… this survey, we present studies that employ ML techniques in SDN environments for security …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X Yan, H Wang - Artificial Intelligence and Security: 6th International …, 2020 - Springer</text:p>
          </table:table-cell>
          <table:table-cell office:value-type="string" calcext:value-type="string">
            <text:p>… being taken seriously while the situation of network security becoming more and more severe.</text:p>
          </table:table-cell>
          <table:table-cell office:value-type="string" calcext:value-type="string">
            <text:p>… This paper performs a typical survey of the composition and key technologies of zero trust, …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 Noel - From Database to Cyber Security: Essays Dedicated to …, 2018 - Springer</text:p>
          </table:table-cell>
          <table:table-cell office:value-type="string" calcext:value-type="string">
            <text:p>… conditions to a graph of security states with attacker exploits … scale quadratically with the</text:p>
          </table:table-cell>
          <table:table-cell office:value-type="string" calcext:value-type="string">
            <text:p>number of network hosts [8]. There … -based approaches for network security has reached a fair …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 Mandal, S Jadhav - 2016 IEEE International Conference on …, 2016 - ieeexplore.ieee.org</text:p>
          </table:table-cell>
          <table:table-cell office:value-type="string" calcext:value-type="string">
            <text:p>… Network security consists of the policies adopted to prevent and monitor denial of a computer</text:p>
          </table:table-cell>
          <table:table-cell office:value-type="string" calcext:value-type="string">
            <text:p>network, … The aim of network security is to provide authorization in order to access data in a …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 Grahn, M Westerlund, G Pulkkis - Information fusion for cyber-security …, 2017 - Springer</text:p>
          </table:table-cell>
          <table:table-cell office:value-type="string" calcext:value-type="string">
            <text:p>… security analytics taxonomy includes descriptive analytics for identification of network security</text:p>
          </table:table-cell>
          <table:table-cell office:value-type="string" calcext:value-type="string">
            <text:p>threats… Our proposal applied to network security analytics results in the following taxonomy: …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 Mostefa, G Abdelkader - 2017 4th International Conference …, 2017 - ieeexplore.ieee.org</text:p>
          </table:table-cell>
          <table:table-cell office:value-type="string" calcext:value-type="string">
            <text:p>… security challenges of Wireless Sensors Network. 2) Security Challenges in Wireless sensor</text:p>
          </table:table-cell>
          <table:table-cell office:value-type="string" calcext:value-type="string">
            <text:p>network … to improve the security of wireless sensor network into IoT technologies. We have …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 Alabadi, Y Celik - 2020 International Congress on Human …, 2020 - ieeexplore.ieee.org</text:p>
          </table:table-cell>
          <table:table-cell office:value-type="string" calcext:value-type="string">
            <text:p>… Various types of cyber-security enabled … neural network (CNN) is mainly utilized because</text:p>
          </table:table-cell>
          <table:table-cell office:value-type="string" calcext:value-type="string">
            <text:p>of its ability to process input with multi-dimensions. In this paper, a comprehensive survey …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 Kar, S Sethi, MK Bhuyan - International Journal of …, 2016 - inderscienceonline.com</text:p>
          </table:table-cell>
          <table:table-cell office:value-type="string" calcext:value-type="string">
            <text:p>… radio frequency, it faces all the traditional wireless network security threats. In addition,</text:p>
          </table:table-cell>
          <table:table-cell office:value-type="string" calcext:value-type="string">
            <text:p>CRN introduces significant new classes of security threats and vulnerabilities due to its unique …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 Vij, V Sharma - 2016 International Conference on Computing …, 2016 - ieeexplore.ieee.org</text:p>
          </table:table-cell>
          <table:table-cell office:value-type="string" calcext:value-type="string">
            <text:p>… normal functioning of the network. Our focus in this paper is on security issues and attacks</text:p>
          </table:table-cell>
          <table:table-cell office:value-type="string" calcext:value-type="string">
            <text:p>… • Firstly the MANET is a wireless network, unlike a wired network where adversary requires …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 Pamarthi, R Narmadha - International Journal of Intelligent …, 2022 - emerald.com</text:p>
          </table:table-cell>
          <table:table-cell office:value-type="string" calcext:value-type="string">
            <text:p>… The intrusion detection and prevention system is employed by monitoring the network activities…</text:p>
          </table:table-cell>
          <table:table-cell office:value-type="string" calcext:value-type="string">
            <text:p>review of intrusion detection and prevention systems for Wireless Mobile Ad-hoc Network. …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 Zhang, Y Kong, Y Guo, J Yan, Z Wang - IET Communications, 2018 - Wiley Online Library</text:p>
          </table:table-cell>
          <table:table-cell office:value-type="string" calcext:value-type="string">
            <text:p>… (5) The flow watermarks should be combined with other network security systems. It is … other</text:p>
          </table:table-cell>
          <table:table-cell office:value-type="string" calcext:value-type="string">
            <text:p>network security systems to make up for the deficiencies of existing network security systems …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 Kim, KJ Park, C Lu - IEEE Communications Surveys &amp; …, 2022 - ieeexplore.ieee.org</text:p>
          </table:table-cell>
          <table:table-cell office:value-type="string" calcext:value-type="string">
            <text:p>… Furthermore, we review resilient CPS designs in the context of control theory, network</text:p>
          </table:table-cell>
          <table:table-cell office:value-type="string" calcext:value-type="string">
            <text:p>management, and data-driven technologies. We conclude the survey by identifying future …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 Ghaznavi, E Jalalpour… - … Surveys &amp; Tutorials, 2021 - ieeexplore.ieee.org</text:p>
          </table:table-cell>
          <table:table-cell office:value-type="string" calcext:value-type="string">
            <text:p>… In this paper, we provide the first survey on CDN security. We categorize CDN security</text:p>
          </table:table-cell>
          <table:table-cell office:value-type="string" calcext:value-type="string">
            <text:p>challenges … This paper aims to highlight the state of CDN security and identify important research …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 Kumar, TS Bharati, S Prakash - Neural Processing Letters, 2021 - Springer</text:p>
          </table:table-cell>
          <table:table-cell office:value-type="string" calcext:value-type="string">
            <text:p>… We have categories the literature review based on standard security … of security and privacy</text:p>
          </table:table-cell>
          <table:table-cell office:value-type="string" calcext:value-type="string">
            <text:p>varies from one online network to others. In [29], the author claimed that the network which …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ite Related articles</text:p>
          </table:table-cell>
          <table:table-cell office:value-type="string" calcext:value-type="string">
            <text:p>[CITATION] A survey on security issues and solutions in virtual private network</text:p>
          </table:table-cell>
          <table:table-cell office:value-type="string" calcext:value-type="string">
            <text:p>R Shyamala, D Prabakaran - International Journal of Pure and Applied Mathematics, 20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 Tao, J Zhou, S Liu - … IEEE Conference on Energy Internet and …, 2017 - ieeexplore.ieee.org</text:p>
          </table:table-cell>
          <table:table-cell office:value-type="string" calcext:value-type="string">
            <text:p>… the network security situation awareness C Event based on the power monitoring system</text:p>
          </table:table-cell>
          <table:table-cell office:value-type="string" calcext:value-type="string">
            <text:p>network security … analysis, network security situation awareness and early warning mechanism. …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 Shah, V Kakkad, R Patel, N Doshi - Procedia Computer Science, 2019 - Elsevier</text:p>
          </table:table-cell>
          <table:table-cell office:value-type="string" calcext:value-type="string">
            <text:p>… fields of computer science like security, machine learning, … a review on game theoretical</text:p>
          </table:table-cell>
          <table:table-cell office:value-type="string" calcext:value-type="string">
            <text:p>approaches to various fields in computer science such as privacy preservation, network security …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Y Liu, Y Morgan - Computer networks, 2018 - Elsevier</text:p>
          </table:table-cell>
          <table:table-cell office:value-type="string" calcext:value-type="string">
            <text:p>… In this survey article, we present a comprehensive review of the researches on secure network</text:p>
          </table:table-cell>
          <table:table-cell office:value-type="string" calcext:value-type="string">
            <text:p>coding against passive attack… This survey belongs to the category of network security. The …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 Shukla, A Vaibhav, S Das… - … Conference on Computing …, 2016 - ieeexplore.ieee.org</text:p>
          </table:table-cell>
          <table:table-cell office:value-type="string" calcext:value-type="string">
            <text:p>Vehicular Adhoc Network is basically the solution of several problems associated while</text:p>
          </table:table-cell>
          <table:table-cell office:value-type="string" calcext:value-type="string">
            <text:p>vehicles are plying on the road. This paper mainly focuses and encourages to think over the …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J Yao, X Fan, N Cao - Cyberspace Safety and Security: 11th International …, 2019 - Springer</text:p>
          </table:table-cell>
          <table:table-cell office:value-type="string" calcext:value-type="string">
            <text:p>… posture, topology posture and transmission posture according to different application</text:p>
          </table:table-cell>
          <table:table-cell office:value-type="string" calcext:value-type="string">
            <text:p>fields, the current research on network posture is centered on network security posture. …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R Ghori, TC Wan, M Anbar… - 2019 IEEE Student …, 2019 - ieeexplore.ieee.org</text:p>
          </table:table-cell>
          <table:table-cell office:value-type="string" calcext:value-type="string">
            <text:p>… networks, mesh network security is also of a great … review on several works associated</text:p>
          </table:table-cell>
          <table:table-cell office:value-type="string" calcext:value-type="string">
            <text:p>to the security in WMN and BLE mesh networks and the research related to the BLE security …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S Kim - Mobile and Wireless Technologies 2017: ICMWT 2017 …, 2018 - Springer</text:p>
          </table:table-cell>
          <table:table-cell office:value-type="string" calcext:value-type="string">
            <text:p>… Security has emerged as an essential factor to prevent malicious threats and privacy</text:p>
          </table:table-cell>
          <table:table-cell office:value-type="string" calcext:value-type="string">
            <text:p>violation from vehicles, drivers, and traffic network. This study tries to find the main security …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N Alhaj, N Dutta - Contemporary Issues in Communication, Cloud and …, 2022 - Springer</text:p>
          </table:table-cell>
          <table:table-cell office:value-type="string" calcext:value-type="string">
            <text:p>… include the basic properties of the SDN network and its general structure, and … network and</text:p>
          </table:table-cell>
          <table:table-cell office:value-type="string" calcext:value-type="string">
            <text:p>a review of previous research in this field. The best attempts made to find appropriate security …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K Sharma, SK Mittal - 2019 Third International Conference on …, 2019 - ieeexplore.ieee.org</text:p>
          </table:table-cell>
          <table:table-cell office:value-type="string" calcext:value-type="string">
            <text:p>… and person who belongs to security domain (IT security, Network Security) is aware about</text:p>
          </table:table-cell>
          <table:table-cell office:value-type="string" calcext:value-type="string">
            <text:p>Hash functions which are properly providing necessary security services from long ago wrt …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 Mao, J Liu, Y Wu, N Kato - IEEE Communications Surveys &amp; …, 2023 - ieeexplore.ieee.org</text:p>
          </table:table-cell>
          <table:table-cell office:value-type="string" calcext:value-type="string">
            <text:p>… targets of many new security and privacy threats. In this article, we provide a … survey of</text:p>
          </table:table-cell>
          <table:table-cell office:value-type="string" calcext:value-type="string">
            <text:p>articles on the three techniques-related security threats and countermeasures on the 6G network …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 Sarihi, A Patooghy, A Khalid, M Hasanzadeh… - IEEE …, 2021 - ieeexplore.ieee.org</text:p>
          </table:table-cell>
          <table:table-cell office:value-type="string" calcext:value-type="string">
            <text:p>… and addressed security holes of NoCs, aiming at improving the security of the … survey study</text:p>
          </table:table-cell>
          <table:table-cell office:value-type="string" calcext:value-type="string">
            <text:p>on the security vulnerabilities and countermeasures for NoCs. This paper will review security …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ite Related articles</text:p>
          </table:table-cell>
          <table:table-cell office:value-type="string" calcext:value-type="string">
            <text:p>[CITATION] A review of cryptographic algorithms in network security</text:p>
          </table:table-cell>
          <table:table-cell office:value-type="string" calcext:value-type="string">
            <text:p>B Nithya, P Sripriya - International journal of engineering and technology, 20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 Humayun, B Hamid, NZ Jhanjhi… - Journal of Physics …, 2021 - iopscience.iop.org</text:p>
          </table:table-cell>
          <table:table-cell office:value-type="string" calcext:value-type="string">
            <text:p>… of data, still security is an important concern … survey on 5G security by addressing 5G</text:p>
          </table:table-cell>
          <table:table-cell office:value-type="string" calcext:value-type="string">
            <text:p>opportunities, common threats targeting 5G network along with their mitigation strategies, security …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K Jajula, K Tripathi, SB Bajaj - … in Data Mining and Information Security …, 2022 - Springer</text:p>
          </table:table-cell>
          <table:table-cell office:value-type="string" calcext:value-type="string">
            <text:p>… Wanna cry ransomware attack: War driving is perfect alternative when a wireless network …</text:p>
          </table:table-cell>
          <table:table-cell office:value-type="string" calcext:value-type="string">
            <text:p>firewall, network security and VPN can be implemented while designing the network as per …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 Kumar, SK Arora - International Journal of Grid and Distributed …, 2016 - researchgate.net</text:p>
          </table:table-cell>
          <table:table-cell office:value-type="string" calcext:value-type="string">
            <text:p>… network and gives the concept of intelligent transportation system. In this paper we presented</text:p>
          </table:table-cell>
          <table:table-cell office:value-type="string" calcext:value-type="string">
            <text:p>the review of security … We analyzed some of the security problems and proposed solutions …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[PDF] researchgate.net</text:p>
          </table:table-cell>
          <table:table-cell office:value-type="string" calcext:value-type="string">
            <text:p>[CITATION] A Review of Security Challenges in Ad-Hoc Network</text:p>
          </table:table-cell>
          <table:table-cell office:value-type="string" calcext:value-type="string">
            <text:p>RR Chandan, PK Mishra - International Journal of Applied Engineering Research, 20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 Sharma, RK Jha - Wireless Personal Communications, 2021 - Springer</text:p>
          </table:table-cell>
          <table:table-cell office:value-type="string" calcext:value-type="string">
            <text:p>… various security attacks and various security issues on the … the 5G WCN in order to advance</text:p>
          </table:table-cell>
          <table:table-cell office:value-type="string" calcext:value-type="string">
            <text:p>the security scenario for secure … Hence to solve the problem in the network regarding security …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ikas, BB Sagar, M Munjul - Journal of Discrete Mathematical …, 2021 - Taylor &amp; Francis</text:p>
          </table:table-cell>
          <table:table-cell office:value-type="string" calcext:value-type="string">
            <text:p>… gathering by these sensors and more security concerns are arising for WSN. … survey on</text:p>
          </table:table-cell>
          <table:table-cell office:value-type="string" calcext:value-type="string">
            <text:p>wireless sensor networks; in the third part, we present: how ML can be used for providing security …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 Manimurgan, T Anitha, G Divya… - … on Computing and …, 2022 - ieeexplore.ieee.org</text:p>
          </table:table-cell>
          <table:table-cell office:value-type="string" calcext:value-type="string">
            <text:p>… in the literature review. As a result, the application of network security utilizing blockchain …</text:p>
          </table:table-cell>
          <table:table-cell office:value-type="string" calcext:value-type="string">
            <text:p>based on several network solutions that employ blockchain for network security. Finally, the …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 Imran, F Bashir, AR Jafri, M Rashid… - Computers &amp; Electrical …, 2021 - Elsevier</text:p>
          </table:table-cell>
          <table:table-cell office:value-type="string" calcext:value-type="string">
            <text:p>… Another study pertaining to the usage of neural network in the network security domain, with</text:p>
          </table:table-cell>
          <table:table-cell office:value-type="string" calcext:value-type="string">
            <text:p>the neural network architectures and the available datasets for the complete deployment of …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 Göksel, M ALKAN, İA Doğru… - 2019 3rd International …, 2019 - ieeexplore.ieee.org</text:p>
          </table:table-cell>
          <table:table-cell office:value-type="string" calcext:value-type="string">
            <text:p>… Perimeter network security solutions are generally the most complicated, effort consuming</text:p>
          </table:table-cell>
          <table:table-cell office:value-type="string" calcext:value-type="string">
            <text:p>and rapidly evolving part of the entire network. In this study, perimeter network security …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 Chen, Y Fu, Z Yan - Network and System Security: 11th International …, 2017 - Springer</text:p>
          </table:table-cell>
          <table:table-cell office:value-type="string" calcext:value-type="string">
            <text:p>… , validity and their support on security related data analysis. Through survey, we indicate</text:p>
          </table:table-cell>
          <table:table-cell office:value-type="string" calcext:value-type="string">
            <text:p>open issues and propose future research trends in the field of network security measurement. …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 Shende, S Thorat - 2020 2nd International Conference on …, 2020 - ieeexplore.ieee.org</text:p>
          </table:table-cell>
          <table:table-cell office:value-type="string" calcext:value-type="string">
            <text:p>… or software helps to detect and monitor the network, system or device. This helps … network</text:p>
          </table:table-cell>
          <table:table-cell office:value-type="string" calcext:value-type="string">
            <text:p>security. The proposed method implements an effective and enhanced ID for network security …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 Al-Shareeda, S Manickam - IEEE Access, 2023 - ieeexplore.ieee.org</text:p>
          </table:table-cell>
          <table:table-cell office:value-type="string" calcext:value-type="string">
            <text:p>… This review is organized into six sections as follows: Section I presents the security of … of</text:p>
          </table:table-cell>
          <table:table-cell office:value-type="string" calcext:value-type="string">
            <text:p>publications that were subjected to the review. Section IV introduces the distribution results for …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Y Benslimane, K Benahmed, H Benslimane - Renewable Energy for Smart …, 2019 - Springer</text:p>
          </table:table-cell>
          <table:table-cell office:value-type="string" calcext:value-type="string">
            <text:p>… proposed survey focus especially on 6LoWPAN network security whether for outside or</text:p>
          </table:table-cell>
          <table:table-cell office:value-type="string" calcext:value-type="string">
            <text:p>inside communication of the network where we look in depth into proposed end-to-end security …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L Nita, MI Mihailescu - 2018 10th International Conference on …, 2018 - ieeexplore.ieee.org</text:p>
          </table:table-cell>
          <table:table-cell office:value-type="string" calcext:value-type="string">
            <text:p>… inherits all security issues of its components. A relatively new approach in cloud security is</text:p>
          </table:table-cell>
          <table:table-cell office:value-type="string" calcext:value-type="string">
            <text:p>artificial … In this paper we will present some security models based on ANNs applied in cloud …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ave Cite Related articles</text:p>
          </table:table-cell>
          <table:table-cell office:value-type="string" calcext:value-type="string">
            <text:p>[CITATION] Survey on network security based on blockchain</text:p>
          </table:table-cell>
          <table:table-cell office:value-type="string" calcext:value-type="string">
            <text:p>Y Chen, DJ Xu, L Xiao - Telecommun. Sci, 20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ite Related articles</text:p>
          </table:table-cell>
          <table:table-cell office:value-type="string" calcext:value-type="string">
            <text:p>[CITATION] A survey on internet of things: privacy with security of sensors and wearable network ip/protocols”</text:p>
          </table:table-cell>
          <table:table-cell office:value-type="string" calcext:value-type="string">
            <text:p>S Chowdhury, P Mayilvahanan - International Journal of Engineering &amp; Technology, 20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 Khurana, T Choudhury… - … Computing and Informatics …, 2019 - ieeexplore.ieee.org</text:p>
          </table:table-cell>
          <table:table-cell office:value-type="string" calcext:value-type="string">
            <text:p>… the issues of network security in the … IoT network ecosystem for applications. This voluminous</text:p>
          </table:table-cell>
          <table:table-cell office:value-type="string" calcext:value-type="string">
            <text:p>connectivity has led to multiple challenges and issues with reference to traditional network …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E Ibhaze, MU Akpabio, SN John - … on Internet of Things, Data and …, 2017 - dl.acm.org</text:p>
          </table:table-cell>
          <table:table-cell office:value-type="string" calcext:value-type="string">
            <text:p>… thieves would pose a serious security threat. The threat would … security threats, the network</text:p>
          </table:table-cell>
          <table:table-cell office:value-type="string" calcext:value-type="string">
            <text:p>on which this data transfer is performed will have to be secured. The 6LoWPAN is the network …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 Shaaban, S Faruque - Physical communication, 2020 - Elsevier</text:p>
          </table:table-cell>
          <table:table-cell office:value-type="string" calcext:value-type="string">
            <text:p>… VLC security since few papers investigated VLC-based vehicular security physical layer</text:p>
          </table:table-cell>
          <table:table-cell office:value-type="string" calcext:value-type="string">
            <text:p>security… In Section 2, we review the challenges and motivation of the indoor VLC model then the …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ite Related articles</text:p>
          </table:table-cell>
          <table:table-cell office:value-type="string" calcext:value-type="string">
            <text:p>[CITATION] Survey on network system security metrics</text:p>
          </table:table-cell>
          <table:table-cell office:value-type="string" calcext:value-type="string">
            <text:p>X WU CS - Journal on Communications, 20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 Kaur - International Journal of Advanced Research in …, 2017 - search.ebscohost.com</text:p>
          </table:table-cell>
          <table:table-cell office:value-type="string" calcext:value-type="string">
            <text:p>… Security is very important feature for exchange the … of network security techniques such as:</text:p>
          </table:table-cell>
          <table:table-cell office:value-type="string" calcext:value-type="string">
            <text:p>Secrecy, Authentication, Non-repudiation and Integrity control. There are two popular security …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 Khan, W Goodridge - International Journal of Advanced …, 2019 - search.proquest.com</text:p>
          </table:table-cell>
          <table:table-cell office:value-type="string" calcext:value-type="string">
            <text:p>… It is hoped that the reader will gain interest in network security attacks by reading this paper</text:p>
          </table:table-cell>
          <table:table-cell office:value-type="string" calcext:value-type="string">
            <text:p>and see the role of security in their own homes and organizations. The reader should be …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 Su, A Kankani, G Zajko, A Elchouemi… - … in Intelligent Systems …, 2020 - ieeexplore.ieee.org</text:p>
          </table:table-cell>
          <table:table-cell office:value-type="string" calcext:value-type="string">
            <text:p>… These components will provide some validation in the use of neural network-… security.</text:p>
          </table:table-cell>
          <table:table-cell office:value-type="string" calcext:value-type="string">
            <text:p>We conclude that using neural network-based encryption techniques can increase security in …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 Arif, S Ahmad - … Communication, Control and Devices: Proceedings of …, 2018 - Springer</text:p>
          </table:table-cell>
          <table:table-cell office:value-type="string" calcext:value-type="string">
            <text:p>… In this paper, we firstly focused on security features, … then we threw light on different types</text:p>
          </table:table-cell>
          <table:table-cell office:value-type="string" calcext:value-type="string">
            <text:p>of security techniques. … In this review paper, we threw light on the requirements of security, its …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ve Cite Related articles</text:p>
          </table:table-cell>
          <table:table-cell office:value-type="string" calcext:value-type="string">
            <text:p>[CITATION] Survey of research on network security situation awareness</text:p>
          </table:table-cell>
          <table:table-cell office:value-type="string" calcext:value-type="string">
            <text:p>LY Shi, J Liu, YH Liu, PF Duan - Comput. Eng. Appl, 20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ite Cited by 6 Related articles</text:p>
          </table:table-cell>
          <table:table-cell office:value-type="string" calcext:value-type="string">
            <text:p>[CITATION] Technical survey on cryptography algorithms for network security</text:p>
          </table:table-cell>
          <table:table-cell office:value-type="string" calcext:value-type="string">
            <text:p>R Sonia, K Harpreet - International Journal of Advanced Research in …, 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ite Cited by 4 Related articles</text:p>
          </table:table-cell>
          <table:table-cell office:value-type="string" calcext:value-type="string">
            <text:p>[CITATION] Advancing the homeland security information sharing environment: A review of the national network of fusion centers</text:p>
          </table:table-cell>
          <table:table-cell office:value-type="string" calcext:value-type="string">
            <text:p>House Homeland Security Committee - 2017 - Washington, DC: Homeland Security …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[CITATION] A survey on wireless sensor network (wsn) security using AI methods</text:p>
          </table:table-cell>
          <table:table-cell office:value-type="string" calcext:value-type="string">
            <text:p>H Kaur, S Sahore - Int. J. Latest Trends Eng. Technol, 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 Chen, L Ye, X Yu, B Ding - Artificial Intelligence and Security: 5th …, 2019 - Springer</text:p>
          </table:table-cell>
          <table:table-cell office:value-type="string" calcext:value-type="string">
            <text:p>… network security situation in the industry, and gives the following definition: Network security</text:p>
          </table:table-cell>
          <table:table-cell office:value-type="string" calcext:value-type="string">
            <text:p>situational awareness refers to the analysis and visualization of various security elements in …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 Kumar, S Tripathi, R Agrawal - 2020 International conference …, 2020 - ieeexplore.ieee.org</text:p>
          </table:table-cell>
          <table:table-cell office:value-type="string" calcext:value-type="string">
            <text:p>… With this newspaper, we provide a survey of routing protocols for WSN and also look at their</text:p>
          </table:table-cell>
          <table:table-cell office:value-type="string" calcext:value-type="string">
            <text:p>laws and strengths. We talked about a variety of protection methods as decryption as well as …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T Kurniawan, S Yazid - … of the 3rd International Conference on …, 2019 - dl.acm.org</text:p>
          </table:table-cell>
          <table:table-cell office:value-type="string" calcext:value-type="string">
            <text:p>… (SLR) method, and SLR result stated that research in architecture of network security is still</text:p>
          </table:table-cell>
          <table:table-cell office:value-type="string" calcext:value-type="string">
            <text:p>… of the research review is to analyze the security architecture software defined network. In the …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[CITATION] A survey to improve the network security with less mobility and key management in MANET</text:p>
          </table:table-cell>
          <table:table-cell office:value-type="string" calcext:value-type="string">
            <text:p>R Aggarwal - International Journal of Scientific Research in …, 20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ve Cite Related articles</text:p>
          </table:table-cell>
          <table:table-cell office:value-type="string" calcext:value-type="string">
            <text:p>[CITATION] Review: network security mechanisms and cryptography</text:p>
          </table:table-cell>
          <table:table-cell office:value-type="string" calcext:value-type="string">
            <text:p>MT Khan - IJCSMC, 20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ve Cite Related articles</text:p>
          </table:table-cell>
          <table:table-cell office:value-type="string" calcext:value-type="string">
            <text:p>[CITATION] A survey on security architecture and key management systems in a wireless sensor network</text:p>
          </table:table-cell>
          <table:table-cell office:value-type="string" calcext:value-type="string">
            <text:p>S Kumar, CR Krishna… - … and Network …, 2017 - … Science and Network Securit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ve Cite Related articles All 4 versions</text:p>
          </table:table-cell>
          <table:table-cell office:value-type="string" calcext:value-type="string">
            <text:p>[CITATION] Survey of attack graph based network security metric</text:p>
          </table:table-cell>
          <table:table-cell office:value-type="string" calcext:value-type="string">
            <text:p>H HU, YL LIU, YC ZHANG - Chinese Journal of Network and Information Security, 20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ve Cite Related articles All 2 versions</text:p>
          </table:table-cell>
          <table:table-cell office:value-type="string" calcext:value-type="string">
            <text:p>[CITATION] A survey on network security using genetic algorithm</text:p>
          </table:table-cell>
          <table:table-cell office:value-type="string" calcext:value-type="string">
            <text:p>S Mondal, TK Mollah, A Samanta, S Paul - Int. J. Innov. Res. Sci. Eng. Technol, 2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[CITATION] Review on network security and cryptography</text:p>
          </table:table-cell>
          <table:table-cell office:value-type="string" calcext:value-type="string">
            <text:p>R Berry, K Berry, A Kumar - International Journal of Innovative Research in …, 2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ite Cited by 4 Related articles</text:p>
          </table:table-cell>
          <table:table-cell office:value-type="string" calcext:value-type="string">
            <text:p>[CITATION] A Review Paper on Cryptography and Network Security</text:p>
          </table:table-cell>
          <table:table-cell office:value-type="string" calcext:value-type="string">
            <text:p>K Sujatha, D Ramya - International Journal of Pure and Applied Mathematics, 20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ve Cite Related articles</text:p>
          </table:table-cell>
          <table:table-cell office:value-type="string" calcext:value-type="string">
            <text:p>[CITATION] Survey on Network security</text:p>
          </table:table-cell>
          <table:table-cell office:value-type="string" calcext:value-type="string">
            <text:p>K Aishwarya, S Pratiksha, P Hule, M Sayli - International Journal of Current Trends in …, 20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ite Cited by 9 Related articles</text:p>
          </table:table-cell>
          <table:table-cell office:value-type="string" calcext:value-type="string">
            <text:p>[CITATION] Review of attacks on wireless sensor network and their classification and security</text:p>
          </table:table-cell>
          <table:table-cell office:value-type="string" calcext:value-type="string">
            <text:p>MRI Mulla, R Patil - Imperial J. Interdisc. Res, 2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 Faris, MN Mahmud, MFM Salleh… - International Journal of …, 2023 - journals.sagepub.com</text:p>
          </table:table-cell>
          <table:table-cell office:value-type="string" calcext:value-type="string">
            <text:p>… This review focuses on security issues by reviewing and addressing diverse types of …</text:p>
          </table:table-cell>
          <table:table-cell office:value-type="string" calcext:value-type="string">
            <text:p>security issues in the previous 3 years. As a consequence, this paper gives a taxonomy of security …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 Dewangan - International Journal of Science and Research (IJSR), 2020 - ijisrt.com</text:p>
          </table:table-cell>
          <table:table-cell office:value-type="string" calcext:value-type="string">
            <text:p>ryptography is the science of information security. The word is derived from the Greek kryptos,</text:p>
          </table:table-cell>
          <table:table-cell office:value-type="string" calcext:value-type="string">
            <text:p>meaning concealed. Cryptography includes techniques such as microdots, merging words …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ve Cite Related articles All 2 versions</text:p>
          </table:table-cell>
          <table:table-cell office:value-type="string" calcext:value-type="string">
            <text:p>[CITATION] Review of security enhancement techniques for Wireless Sensor Network</text:p>
          </table:table-cell>
          <table:table-cell office:value-type="string" calcext:value-type="string">
            <text:p>C Singh, R Kaur, M Kaur - International Journal of Electronics Engineering …, 20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D Ani, JMK Watson, M Carr, A Cook… - The Journal of …, 2022 - journals.sagepub.com</text:p>
          </table:table-cell>
          <table:table-cell office:value-type="string" calcext:value-type="string">
            <text:p>… It is interesting to note that none of the open source simulators covered in this review indicates</text:p>
          </table:table-cell>
          <table:table-cell office:value-type="string" calcext:value-type="string">
            <text:p>a capability to properly address the broad range of ancillary security simulation objectives…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ve Cite</text:p>
          </table:table-cell>
          <table:table-cell office:value-type="string" calcext:value-type="string">
            <text:p>[CITATION] A review of network security risk assessment analysis methods [J]</text:p>
          </table:table-cell>
          <table:table-cell office:value-type="string" calcext:value-type="string">
            <text:p>B Zhang, JD Ren, W Boehmer - Journal of Yanshan University, 2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ite Related articles</text:p>
          </table:table-cell>
          <table:table-cell office:value-type="string" calcext:value-type="string">
            <text:p>[CITATION] … capabilities for computer network operations and cyber espionage, prepared for the US–China Economic and Security Review Commission by Northrop …</text:p>
          </table:table-cell>
          <table:table-cell office:value-type="string" calcext:value-type="string">
            <text:p>B Krekel, P Adams, G Bakos - 20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ite Cited by 3 Related articles</text:p>
          </table:table-cell>
          <table:table-cell office:value-type="string" calcext:value-type="string">
            <text:p>[CITATION] Analysis of Security Attacks and Security Protocols of Wireless Sensor Network: Review</text:p>
          </table:table-cell>
          <table:table-cell office:value-type="string" calcext:value-type="string">
            <text:p>A Tiwari, R Varma, MS Rauthan, V Barthwal - International Journal of Scientific &amp; …, 2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ite Cited by 4 Related articles</text:p>
          </table:table-cell>
          <table:table-cell office:value-type="string" calcext:value-type="string">
            <text:p>[CITATION] Survey and Analysis of Security Issues in Vehicular Adhoc Network</text:p>
          </table:table-cell>
          <table:table-cell office:value-type="string" calcext:value-type="string">
            <text:p>P Yadav, D Chaurse - … Journal of Electronics and Communication Engineering …, 20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ite Cited by 2 Related articles</text:p>
          </table:table-cell>
          <table:table-cell office:value-type="string" calcext:value-type="string">
            <text:p>[CITATION] A survey on security in wireless sensor network</text:p>
          </table:table-cell>
          <table:table-cell office:value-type="string" calcext:value-type="string">
            <text:p>A Hashemi, N Din - Southeast Europe Journal of Soft Computing, 20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ite Related articles</text:p>
          </table:table-cell>
          <table:table-cell office:value-type="string" calcext:value-type="string">
            <text:p>[CITATION] 网络安全事件关联分析技术与工具研究 (Survey on Network Security Event Correlation Analysis Methods and Tools).</text:p>
          </table:table-cell>
          <table:table-cell office:value-type="string" calcext:value-type="string">
            <text:p>A Ju, Y Guo, T Zhu, T Wang - 计算机科学, 20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 Wu, Y Du, T Fan, J Guo, J Ren, R Wu… - Complex &amp; Intelligent …, 2023 - Springer</text:p>
          </table:table-cell>
          <table:table-cell office:value-type="string" calcext:value-type="string">
            <text:p>… review of threats and corresponding solutions in SIN from the perspective of network security</text:p>
          </table:table-cell>
          <table:table-cell office:value-type="string" calcext:value-type="string">
            <text:p>… the analysis based on network function or architecture, this paper relates network layers to …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M Vidhani, AV Vidhate - 2022 5th international conference on …, 2022 - ieeexplore.ieee.org</text:p>
          </table:table-cell>
          <table:table-cell office:value-type="string" calcext:value-type="string">
            <text:p>… concerns that 5G will raise and demands urgent security fixes. We also discuss the future</text:p>
          </table:table-cell>
          <table:table-cell office:value-type="string" calcext:value-type="string">
            <text:p>of safe 5G systems and security fixes for these problems. To increase network security, DDOS …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 Montaño-Blacio, J Briceño-Sarmiento… - … on Innovation and …, 2020 - Springer</text:p>
          </table:table-cell>
          <table:table-cell office:value-type="string" calcext:value-type="string">
            <text:p>… attacks and security challenges. In this work we propose to conduct a systematic review of</text:p>
          </table:table-cell>
          <table:table-cell office:value-type="string" calcext:value-type="string">
            <text:p>… internet of things and approach the security that the 5G network for IoT must provide. The …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 Wankhade, K Wagh - 2021 3rd International Conference on …, 2021 - ieeexplore.ieee.org</text:p>
          </table:table-cell>
          <table:table-cell office:value-type="string" calcext:value-type="string">
            <text:p>… Providing security services for securing these types of network and avoiding the … to</text:p>
          </table:table-cell>
          <table:table-cell office:value-type="string" calcext:value-type="string">
            <text:p>improve the existing security methodologies which will be helpful in IoT network security. …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 Murzaeva, B Kepçeoğlu… - 2019 3rd International …, 2019 - ieeexplore.ieee.org</text:p>
          </table:table-cell>
          <table:table-cell office:value-type="string" calcext:value-type="string">
            <text:p>… survey we aim to outline possible attacks in IoT network and to propose possible solutions for</text:p>
          </table:table-cell>
          <table:table-cell office:value-type="string" calcext:value-type="string">
            <text:p>them. Security … layers trigger whole system’s security. Solutions for them are presented, too. …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 Jahangeer, SU Bazai, S Aslam, S Marjan… - IEEE …, 2023 - ieeexplore.ieee.org</text:p>
          </table:table-cell>
          <table:table-cell office:value-type="string" calcext:value-type="string">
            <text:p>… Routing protocol for low power and lossy networks (RPL) is a network layer protocol, … of</text:p>
          </table:table-cell>
          <table:table-cell office:value-type="string" calcext:value-type="string">
            <text:p>the network. In this work, a comprehensive review of internal attacks on the network layer is …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 Roshan, A Zafar - High Performance Computing and Networking: Select …, 2022 - Springer</text:p>
          </table:table-cell>
          <table:table-cell office:value-type="string" calcext:value-type="string">
            <text:p>… We have considered all areas related to computer network security … review, especially on</text:p>
          </table:table-cell>
          <table:table-cell office:value-type="string" calcext:value-type="string">
            <text:p>hybrid DL approaches, as they play a vital role in computer network and information security…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 Sangui, SK Ghosh - … and Analytics for Cloud Security, 2021 - Wiley Online Library</text:p>
          </table:table-cell>
          <table:table-cell office:value-type="string" calcext:value-type="string">
            <text:p>… Despite having numerous benefits, security has always been a … cloud security an important</text:p>
          </table:table-cell>
          <table:table-cell office:value-type="string" calcext:value-type="string">
            <text:p>necessity. In this paper, we have discussed security challenges and reviewed cloud security …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I Al-Sanjary, AA Ahmed, MN Mohammed… - … Conference of Reliable …, 2021 - Springer</text:p>
          </table:table-cell>
          <table:table-cell office:value-type="string" calcext:value-type="string">
            <text:p>… survey involving 20,000 individuals throughout 24 nations, 69% had experienced cyber-attacks</text:p>
          </table:table-cell>
          <table:table-cell office:value-type="string" calcext:value-type="string">
            <text:p>in their lifetimes. The survey also … of the cyber security field through a thorough review of …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ite Cited by 2 Related articles</text:p>
          </table:table-cell>
          <table:table-cell office:value-type="string" calcext:value-type="string">
            <text:p>[CITATION] Key Findings from our Survey on Identity Theft, Family Safety and Home Network Security</text:p>
          </table:table-cell>
          <table:table-cell office:value-type="string" calcext:value-type="string">
            <text:p>G Davis - … -identity-theft-family-safety-and-home-network-security, 20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ite Related articles All 5 versions</text:p>
          </table:table-cell>
          <table:table-cell office:value-type="string" calcext:value-type="string">
            <text:p>[CITATION] A survey on network security-related data collection technologies, special section on internet of things big datatrust management</text:p>
          </table:table-cell>
          <table:table-cell office:value-type="string" calcext:value-type="string">
            <text:p>L Huaqing, Y Zheng, Y Chen, Z Lifang - IEEE Access, 20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ve Cite Related articles</text:p>
          </table:table-cell>
          <table:table-cell office:value-type="string" calcext:value-type="string">
            <text:p>[CITATION] Network Security Infrastructure and Best Practices: A SANS Survey</text:p>
          </table:table-cell>
          <table:table-cell office:value-type="string" calcext:value-type="string">
            <text:p>B Filkins - SANS Institute, Washington, 20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ite Cited by 2 Related articles</text:p>
          </table:table-cell>
          <table:table-cell office:value-type="string" calcext:value-type="string">
            <text:p>[CITATION] A literature survey on the network security and intrusion detection system using data mining techniques</text:p>
          </table:table-cell>
          <table:table-cell office:value-type="string" calcext:value-type="string">
            <text:p>R Dharmarajan, V Thiagarasu - Asian J Comput Sci Technol, 20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ite Cited by 3 Related articles</text:p>
          </table:table-cell>
          <table:table-cell office:value-type="string" calcext:value-type="string">
            <text:p>[CITATION] Review of software and network security research [J]</text:p>
          </table:table-cell>
          <table:table-cell office:value-type="string" calcext:value-type="string">
            <text:p>L Jian, S Purui, Y Min - Journal of software, 20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ite Related articles</text:p>
          </table:table-cell>
          <table:table-cell office:value-type="string" calcext:value-type="string">
            <text:p>[CITATION] S., and Jha, VK (2013). Security, privacy and accountability in wireless network: a review</text:p>
          </table:table-cell>
          <table:table-cell office:value-type="string" calcext:value-type="string">
            <text:p>CA Azad - International Journal of Engineering Research &amp; …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 Abdelhafidh, N Charef, AB Mnaouer… - … Conference of Smart …, 2022 - ieeexplore.ieee.org</text:p>
          </table:table-cell>
          <table:table-cell office:value-type="string" calcext:value-type="string">
            <text:p>… the network’s principal functionalities. The present study aims to review the communication</text:p>
          </table:table-cell>
          <table:table-cell office:value-type="string" calcext:value-type="string">
            <text:p>architecture for FANET systems. In addition, the role of SDN to ensure FANET security is 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 Alshehri, A Alhamed - 2022 4th International Conference on …, 2022 - ieeexplore.ieee.org</text:p>
          </table:table-cell>
          <table:table-cell office:value-type="string" calcext:value-type="string">
            <text:p>… Cryptography is one of the consent of network security basic concepts. It mainly depends on</text:p>
          </table:table-cell>
          <table:table-cell office:value-type="string" calcext:value-type="string">
            <text:p>… in network security and review some methodologies for encryption in network security and 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 Ahad, Z Ali, A Mateen, M Tahir, A Hannan, NM Garcia… - Array, 2023 - Elsevier</text:p>
          </table:table-cell>
          <table:table-cell office:value-type="string" calcext:value-type="string">
            <text:p>… of-the-art surveys on security and safety, challenges and open … review is to provide a brief</text:p>
          </table:table-cell>
          <table:table-cell office:value-type="string" calcext:value-type="string">
            <text:p>explanation of the critical security … blockchain adoption in terms of security and its usefulness in 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 Namukuwa, M Chitauro… - 2021 3rd International …, 2021 - ieeexplore.ieee.org</text:p>
          </table:table-cell>
          <table:table-cell office:value-type="string" calcext:value-type="string">
            <text:p>… security that can be implemented in such a network, systematic literature review on published</text:p>
          </table:table-cell>
          <table:table-cell office:value-type="string" calcext:value-type="string">
            <text:p>paper was conducted to review … order to incorporate security in the network design. Based 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 Meng, H Zhu, X Shen - Security in Smart Home Networks, 2022 - Springer</text:p>
          </table:table-cell>
          <table:table-cell office:value-type="string" calcext:value-type="string">
            <text:p>… will review existing research works related to the security and privacy challenges in the smart</text:p>
          </table:table-cell>
          <table:table-cell office:value-type="string" calcext:value-type="string">
            <text:p>home network. … Section 2.1 will review the side-channel privacy risks faced by the terminal 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 Maurya, A Singhrova - Cyber Security: Proceedings of CSI 2015, 2018 - Springer</text:p>
          </table:table-cell>
          <table:table-cell office:value-type="string" calcext:value-type="string">
            <text:p>… to information security as it does not only require securing end systems but also ensure the</text:p>
          </table:table-cell>
          <table:table-cell office:value-type="string" calcext:value-type="string">
            <text:p>security of entire network system. This paper discusses the network security measures and 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D Dabhade, AS Alvi - … Computing and Networking: Proceedings of IC-ICN …, 2021 - Springer</text:p>
          </table:table-cell>
          <table:table-cell office:value-type="string" calcext:value-type="string">
            <text:p>… network can be compromised. Compromised network portion may vary from security … As per</text:p>
          </table:table-cell>
          <table:table-cell office:value-type="string" calcext:value-type="string">
            <text:p>literature survey, it has been observed that symmetric schemes are preferred but they are not 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 Yang, X Wei - 2017 8th IEEE International Conference on …, 2017 - ieeexplore.ieee.org</text:p>
          </table:table-cell>
          <table:table-cell office:value-type="string" calcext:value-type="string">
            <text:p>… basis for a network security risk assessment. This paper mainly reviews the research status</text:p>
          </table:table-cell>
          <table:table-cell office:value-type="string" calcext:value-type="string">
            <text:p>of network security vulnerability analysis methods, network security quantitative evaluation 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 Mishra, S Srivastava… - 2019 2nd international …, 2019 - ieeexplore.ieee.org</text:p>
          </table:table-cell>
          <table:table-cell office:value-type="string" calcext:value-type="string">
            <text:p>… set of security threats and challenges is introduced by Cognitive Radio. In this review, we</text:p>
          </table:table-cell>
          <table:table-cell office:value-type="string" calcext:value-type="string">
            <text:p>have illustrated the weaknesses of operational aspects of a cognitive radio network that can be 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 He, M Zhang, X Yang, J Luo, Y Chen - IEEE Access, 2020 - ieeexplore.ieee.org</text:p>
          </table:table-cell>
          <table:table-cell office:value-type="string" calcext:value-type="string">
            <text:p>… In this section, we survey privacy protection and network security of user on-demand</text:p>
          </table:table-cell>
          <table:table-cell office:value-type="string" calcext:value-type="string">
            <text:p>anonymous communication on the user side, and we summarize security issues and corresponding 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 El Moussaid, A Toumanari, M El Azhari - … (AIT2S-17) Held on April 14/15 …, 2018 - Springer</text:p>
          </table:table-cell>
          <table:table-cell office:value-type="string" calcext:value-type="string">
            <text:p>… control plane from the data plane, which leads the management of the network routing from</text:p>
          </table:table-cell>
          <table:table-cell office:value-type="string" calcext:value-type="string">
            <text:p>… , the security issues still in the surface. This paper presents a survey on the security issues in 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 Tian, W Zhou, W Liu - Security, Privacy, and Anonymity in Computation …, 2017 - Springer</text:p>
          </table:table-cell>
          <table:table-cell office:value-type="string" calcext:value-type="string">
            <text:p>… 3, we analyze the security of DNS resolution procedures and describe the possibility of …</text:p>
          </table:table-cell>
          <table:table-cell office:value-type="string" calcext:value-type="string">
            <text:p>Critical security review and study of DDoS attacks on LTE mobile network. In: 2014 IEEE Asia 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 Kayalvizhy, A Banumathi - 2021 5th International Conference …, 2021 - ieeexplore.ieee.org</text:p>
          </table:table-cell>
          <table:table-cell office:value-type="string" calcext:value-type="string">
            <text:p>… network, but the effort projected from [11]. In contrast to predefined survey papers, this</text:p>
          </table:table-cell>
          <table:table-cell office:value-type="string" calcext:value-type="string">
            <text:p>survey gives current actions of quickly progress investigation on SG meter network security and 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ve Cite Related articles All 2 versions</text:p>
          </table:table-cell>
          <table:table-cell office:value-type="string" calcext:value-type="string">
            <text:p>[CITATION] Security Issues in Heterogeneous Network: A review</text:p>
          </table:table-cell>
          <table:table-cell office:value-type="string" calcext:value-type="string">
            <text:p>PG Chilveri, MS Nagmode - International Journal of Applied Engineering Research, 20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R Jose, JAP Singh - … Journal of Electronic Security and …, 2021 - inderscienceonline.com</text:p>
          </table:table-cell>
          <table:table-cell office:value-type="string" calcext:value-type="string">
            <text:p>… network optimisation can be accomplished through the maximal use of resources available</text:p>
          </table:table-cell>
          <table:table-cell office:value-type="string" calcext:value-type="string">
            <text:p>and deploying proper security … delivery ratio) along with the security challenges they face. In 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ve Cite Related articles</text:p>
          </table:table-cell>
          <table:table-cell office:value-type="string" calcext:value-type="string">
            <text:p>[CITATION] Analysis on the legal basis of computer network security review</text:p>
          </table:table-cell>
          <table:table-cell office:value-type="string" calcext:value-type="string">
            <text:p>Z Xiao - J. Hubei Open Vocat. Coll., 2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te Cited by 3 Related articles</text:p>
          </table:table-cell>
          <table:table-cell office:value-type="string" calcext:value-type="string">
            <text:p>[CITATION] The challenges in SDN/ML based network security: A survey. arXiv</text:p>
          </table:table-cell>
          <table:table-cell office:value-type="string" calcext:value-type="string">
            <text:p>TN Nguyen - arXiv preprint arXiv:1804.03539, 20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te Cited by 2 Related articles</text:p>
          </table:table-cell>
          <table:table-cell office:value-type="string" calcext:value-type="string">
            <text:p>[CITATION] Formal methods and network security protocols: A Survey</text:p>
          </table:table-cell>
          <table:table-cell office:value-type="string" calcext:value-type="string">
            <text:p>S Ahmad - Science International, 2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[CITATION] Peer-to-peer network security issues and analysis: Review</text:p>
          </table:table-cell>
          <table:table-cell office:value-type="string" calcext:value-type="string">
            <text:p>ARA Aljaedi - Int. J. Comput. Sci. Netw. Secur, 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te Cited by 2 Related articles</text:p>
          </table:table-cell>
          <table:table-cell office:value-type="string" calcext:value-type="string">
            <text:p>[CITATION] Review on Network Security and Cryptography</text:p>
          </table:table-cell>
          <table:table-cell office:value-type="string" calcext:value-type="string">
            <text:p>S Kaur, R Kaur, CK Raina - International Journal of Scientific Research in …, 2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te Cited by 2 Related articles</text:p>
          </table:table-cell>
          <table:table-cell office:value-type="string" calcext:value-type="string">
            <text:p>[CITATION] Review on Cryptography in Network security</text:p>
          </table:table-cell>
          <table:table-cell office:value-type="string" calcext:value-type="string">
            <text:p>M Sharma - International of Engineering Research and Technology, 20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te Related articles</text:p>
          </table:table-cell>
          <table:table-cell office:value-type="string" calcext:value-type="string">
            <text:p>[CITATION] Cyber security review of network-connected medical devices. BSI Federal Office for Information Security</text:p>
          </table:table-cell>
          <table:table-cell office:value-type="string" calcext:value-type="string">
            <text:p>D Truxius, E Müller, N Krupp, J Suleder, O Matula… - 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te Cited by 4 Related articles</text:p>
          </table:table-cell>
          <table:table-cell office:value-type="string" calcext:value-type="string">
            <text:p>[CITATION] A Review on Security Attacks in Vehicular Ad hoc Network</text:p>
          </table:table-cell>
          <table:table-cell office:value-type="string" calcext:value-type="string">
            <text:p>R Priya, N Sivakumar, M Thirumaran - International Journal on Future Revolution in …, 2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[CITATION] A systematic review on security issues in vehicular ad hoc network. Secur Priv 1: e39</text:p>
          </table:table-cell>
          <table:table-cell office:value-type="string" calcext:value-type="string">
            <text:p>S Tanwar, J Vora, S Tyagi, N Kumar, MS Obaidat - 20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te Cited by 2 Related articles</text:p>
          </table:table-cell>
          <table:table-cell office:value-type="string" calcext:value-type="string">
            <text:p>[CITATION] A novel review on security and routing protocols in MANET. Communications and Network, 8 (04)</text:p>
          </table:table-cell>
          <table:table-cell office:value-type="string" calcext:value-type="string">
            <text:p>MK Nazir, RU Rehman, A Nazir - 2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te Cited by 2 Related articles</text:p>
          </table:table-cell>
          <table:table-cell office:value-type="string" calcext:value-type="string">
            <text:p>[CITATION] A Survey of Potential Security Issues in Existing Wireless Sensor Network Protocols. IEEE Internet Things J. 2017, 4, 1910–1923</text:p>
          </table:table-cell>
          <table:table-cell office:value-type="string" calcext:value-type="string">
            <text:p>I Tomic, JA McCann - 2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te Cited by 2 Related articles</text:p>
          </table:table-cell>
          <table:table-cell office:value-type="string" calcext:value-type="string">
            <text:p>[CITATION] Security and Privacy in Vehicular Ad Hoc Network and Vehicle Cloud Computing: A Survey. Wireless Communications and Mobile Computing</text:p>
          </table:table-cell>
          <table:table-cell office:value-type="string" calcext:value-type="string">
            <text:p>MS Sheikh, J Liang, W Wang - 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te Cited by 2</text:p>
          </table:table-cell>
          <table:table-cell office:value-type="string" calcext:value-type="string">
            <text:p>[CITATION] Recent survey on security in wireless sensor network</text:p>
          </table:table-cell>
          <table:table-cell office:value-type="string" calcext:value-type="string">
            <text:p>M Muneebahmdhyiddeen, R Mohan, B Anupama… - Wireless Communication, 2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[CITATION] Security in wireless sensor network (WSN): a detailed survey</text:p>
          </table:table-cell>
          <table:table-cell office:value-type="string" calcext:value-type="string">
            <text:p>A Sirohi, AK Agarwal - Int J Adv Sci Technol, 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 Chen, C Wu, X Liu, Q Huang, D Zhang… - … Surveys &amp; Tutorials, 2023 - ieeexplore.ieee.org</text:p>
          </table:table-cell>
          <table:table-cell office:value-type="string" calcext:value-type="string">
            <text:p>… brings new opportunities of empowering network security techniques with the characteristics</text:p>
          </table:table-cell>
          <table:table-cell office:value-type="string" calcext:value-type="string">
            <text:p>… this survey, we focus on this promising trend in network security. More precisely, this survey 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 Chen, H Lv, K Fan, H Yang, X Kuang… - … on Smart BlockChain …, 2020 - ieeexplore.ieee.org</text:p>
          </table:table-cell>
          <table:table-cell office:value-type="string" calcext:value-type="string">
            <text:p>… network security. This paper describes a literature review of machine learning approaches</text:p>
          </table:table-cell>
          <table:table-cell office:value-type="string" calcext:value-type="string">
            <text:p>for network security … blockchain in the field of network security. We first illustrate three types of 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 Raman, Z Gupta, SV Akram, L Thakur… - 2023 International …, 2023 - ieeexplore.ieee.org</text:p>
          </table:table-cell>
          <table:table-cell office:value-type="string" calcext:value-type="string">
            <text:p>… article gives a thorough review of the … network connectivity were made while discussing</text:p>
          </table:table-cell>
          <table:table-cell office:value-type="string" calcext:value-type="string">
            <text:p>security-related issues. Considering both the system architecture and its operations for network 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 Guo, D Xie, Y Han, J Guo, Z Wei - Artificial Intelligence and Security: 6th …, 2020 - Springer</text:p>
          </table:table-cell>
          <table:table-cell office:value-type="string" calcext:value-type="string">
            <text:p>… According to the network architecture defined by software, this paper analyzes the unique</text:p>
          </table:table-cell>
          <table:table-cell office:value-type="string" calcext:value-type="string">
            <text:p>security problems faced by the network defined by software, and classifies the security 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 Alsmadi, M Zarour - Information Fusion for Cyber-Security Analytics, 2017 - Springer</text:p>
          </table:table-cell>
          <table:table-cell office:value-type="string" calcext:value-type="string">
            <text:p>… to many network-based applications such as security controls. SDN or “programmable</text:p>
          </table:table-cell>
          <table:table-cell office:value-type="string" calcext:value-type="string">
            <text:p>network” as a more generic term can change the way we develop and use security controls. Many 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 Gupta, S Tanwar, S Badotra - Computational Intelligence for …, 2023 - Springer</text:p>
          </table:table-cell>
          <table:table-cell office:value-type="string" calcext:value-type="string">
            <text:p>… network security. Common Internet abnormalities include worms, denial-of-service assaults,</text:p>
          </table:table-cell>
          <table:table-cell office:value-type="string" calcext:value-type="string">
            <text:p>and Trojans. Network security, … Security [7, 8] is at the Center of all these issues. Since the 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 Huo, Y Sun, W Fan, X Cheng, D Li, Y Liu - 5G for Future Wireless …, 2018 - Springer</text:p>
          </table:table-cell>
          <table:table-cell office:value-type="string" calcext:value-type="string">
            <text:p>… of ubiquitous network, this paper analyzes the security threats … many security problems of</text:p>
          </table:table-cell>
          <table:table-cell office:value-type="string" calcext:value-type="string">
            <text:p>big data, in the ubiquitous network… Therefore, it is necessary for the ubiquitous network security 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 Agarwal, P Mishra, S Kumar, ES Pilli - Optical and Wireless …, 2022 - Springer</text:p>
          </table:table-cell>
          <table:table-cell office:value-type="string" calcext:value-type="string">
            <text:p>… no survey available on attack and security tools at the network … for the network layer in IoT</text:p>
          </table:table-cell>
          <table:table-cell office:value-type="string" calcext:value-type="string">
            <text:p>on their attacks as well as security … Acunetix [26] is the network security scanner written in C++ 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 Tahirou, K Konate - The Proceedings of the International Conference on …, 2022 - Springer</text:p>
          </table:table-cell>
          <table:table-cell office:value-type="string" calcext:value-type="string">
            <text:p>… security holes. Most of its vulnerabilities are related to the fact that the architecture is based</text:p>
          </table:table-cell>
          <table:table-cell office:value-type="string" calcext:value-type="string">
            <text:p>on software but also the centralized nature of the controller. Indeed, all the security … security 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Z Alam, F Reegu, AA Dar… - … on Sustainable Computing …, 2022 - ieeexplore.ieee.org</text:p>
          </table:table-cell>
          <table:table-cell office:value-type="string" calcext:value-type="string">
            <text:p>… Network layer security issues linked with IoT are examined in detail in this article. It also …</text:p>
          </table:table-cell>
          <table:table-cell office:value-type="string" calcext:value-type="string">
            <text:p>of the network architecture [6]. These are some of the network layer security flaws we've found. 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ve Cite Related articles All 3 versions</text:p>
          </table:table-cell>
          <table:table-cell office:value-type="string" calcext:value-type="string">
            <text:p>[CITATION] A review on network security protocols</text:p>
          </table:table-cell>
          <table:table-cell office:value-type="string" calcext:value-type="string">
            <text:p>PD Hatw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[CITATION] A SURVEY ON XSS ATTACKS AND ITS COUNTER MEASURES IN NETWORK SECURITY</text:p>
          </table:table-cell>
          <table:table-cell office:value-type="string" calcext:value-type="string">
            <text:p>MV Selvarani - Journal of Analysis and Computation, 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ve Cite Related articles All 2 versions</text:p>
          </table:table-cell>
          <table:table-cell office:value-type="string" calcext:value-type="string">
            <text:p>[CITATION] A Review of Network Security based on a Case Study of Medical Companies in Libya</text:p>
          </table:table-cell>
          <table:table-cell office:value-type="string" calcext:value-type="string">
            <text:p>L Alhimale, AS Dabaa, D Chuckravanen - Imperial journal of interdisciplinary …, 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e Related articles</text:p>
          </table:table-cell>
          <table:table-cell office:value-type="string" calcext:value-type="string">
            <text:p>[CITATION] Review on Network Security Aspects (Introduction to Vulnerabilities, Threats, and Attacks)</text:p>
          </table:table-cell>
          <table:table-cell office:value-type="string" calcext:value-type="string">
            <text:p>TJ Jinc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e Related articles</text:p>
          </table:table-cell>
          <table:table-cell office:value-type="string" calcext:value-type="string">
            <text:p>[CITATION] A survey of potential security issues in existing wireless sensor network protocols. IEEE Internet Things J.(2017)</text:p>
          </table:table-cell>
          <table:table-cell office:value-type="string" calcext:value-type="string">
            <text:p>T Ivana, JA McCann - 2017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'2'.A1:'2'.D167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10T17:51:01.152908391</dc:date>
    <meta:editing-duration>PT7M40S</meta:editing-duration>
    <meta:editing-cycles>1</meta:editing-cycles>
    <meta:generator>LibreOffice/7.3.5.2$Linux_X86_64 LibreOffice_project/30$Build-2</meta:generator>
    <meta:document-statistic meta:table-count="1" meta:cell-count="661" meta:object-count="0"/>
  </office:meta>
</office:document-meta>
</file>